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TransactionAttribute.DefaultTransactionAttribute( TransactionAttribute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ansactionAttribute.rollbackOn( Throwable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ansactionAttribute.resolveAttributeStrings( @ Nullable StringValueResolver resolv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DefaultTransactionAttribute.getLabe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ansactionAttribute.DefaultTransactionAttribute( int propagationBehavi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ansactionAttribute.getTimeou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ansactionAttribute.get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ansactionAttribute.getQual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ansactionAttribute.setDescriptor( @ Nullable String 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ansactionAttribute.getAttributeDescrip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TransactionAttribute.DefaultTransaction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ansactionAttribute.setQualifier( @ Nullable String qual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ansactionAttribute.setTimeoutString( @ Nullable String timeout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ansactionAttribute.setLabels( Collection &lt; String &gt; labe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